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ResultUtils.getRequiredBindingResult( Map &lt; ? , ? &gt; model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ndingResultUtils.getBindingResult( Map &lt; ? , ? &gt; model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